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itle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puesta de Desarrollo de Software.</text:p>
      <text:list xml:id="list4283100505399108239" text:style-name="Outline">
        <text:list-item>
          <text:list>
            <text:list-item>
              <text:h text:style-name="Heading_20_2" text:outline-level="2">Automatizacion de proceso empresarial</text:h>
            </text:list-item>
          </text:list>
        </text:list-item>
      </text:list>
      <text:p text:style-name="Standard">Estimado/a,</text:p>
      <text:p text:style-name="Standard">Por la presente, me permito presentar la propuesta formal para el desarrollo del software de categorización y procesamiento de archivos PDF y Excel. A continuación, detallo las especificaciones, características y el alcance del proyecto.</text:p>
      <text:list xml:id="list1923991153" text:continue-numbering="true" text:style-name="Outline">
        <text:list-item>
          <text:list>
            <text:list-item>
              <text:list>
                <text:list-item>
                  <text:h text:style-name="Heading_20_3" text:outline-level="3">Resumen del Proyecto</text:h>
                </text:list-item>
              </text:list>
            </text:list-item>
          </text:list>
        </text:list-item>
      </text:list>
      <text:p text:style-name="Standard">El objetivo principal fue diseñar un programa que optimice el procesamiento manual de archivos PDF y Excel, categorizando información de subpartidas y dividiendo documentos por cliente en menos de 15 minutos, reduciendo un proceso manual que anteriormente tomaba 3 a 4 horas.</text:p>
      <text:list xml:id="list1892621471" text:continue-numbering="true" text:style-name="Outline">
        <text:list-item>
          <text:list>
            <text:list-item>
              <text:list>
                <text:list-item>
                  <text:h text:style-name="Heading_20_3" text:outline-level="3">Características Principales</text:h>
                </text:list-item>
              </text:list>
            </text:list-item>
          </text:list>
        </text:list-item>
      </text:list>
      <text:p text:style-name="Standard">1. Importación de Archivos PDF y Excel.<text:line-break/>2. Reconocimiento de Texto (OCR) usando Tesseract (Imagen a Texto).<text:line-break/>3. Categorización y Generación Automática de Archivos por Cliente.<text:line-break/>4. Interfaz de Usuario para Validación y Corrección de Datos.<text:line-break/>5. Eficiencia Operativa: Reducción del tiempo de procesamiento manual en un 90%.</text:p>
      <text:list xml:id="list795869612" text:continue-numbering="true" text:style-name="Outline">
        <text:list-item>
          <text:list>
            <text:list-item>
              <text:list>
                <text:list-item>
                  <text:h text:style-name="Heading_20_3" text:outline-level="3">Metodología de Desarrollo</text:h>
                  <text:list>
                    <text:list-item>
                      <text:h text:style-name="Heading_20_4" text:outline-level="4">Lenguaje y Herramientas Usadas:</text:h>
                    </text:list-item>
                  </text:list>
                </text:list-item>
              </text:list>
            </text:list-item>
          </text:list>
        </text:list-item>
      </text:list>
      <text:p text:style-name="Standard">Python (pandas, numpy, openpyxl, fpdf, Pillow, PyMuPDF, python-docx, pytesseract, pdf2image, opencv-python).<text:line-break/>Implementación de OCR basada en Tesseract.</text:p>
      <text:list xml:id="list168700124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Tiempo de Desarrollo:</text:h>
                    </text:list-item>
                  </text:list>
                </text:list-item>
              </text:list>
            </text:list-item>
          </text:list>
        </text:list-item>
      </text:list>
      <text:p text:style-name="Standard">Duración: 15 días.<text:line-break/>Horas diarias: 10-12 horas aproximadamente.</text:p>
      <text:list xml:id="list237952867" text:continue-numbering="true" text:style-name="Outline">
        <text:list-item>
          <text:list>
            <text:list-item>
              <text:list>
                <text:list-item>
                  <text:h text:style-name="Heading_20_3" text:outline-level="3">Resultados del Proyecto</text:h>
                </text:list-item>
              </text:list>
            </text:list-item>
          </text:list>
        </text:list-item>
      </text:list>
      <text:p text:style-name="Standard">El proyecto demostró un alto impacto en términos de eficiencia operativa y calidad del trabajo entregado, ofreciendo una solución robusta, escalable y de alta precisión.</text:p>
      <text:list xml:id="list693870834" text:continue-numbering="true" text:style-name="Outline">
        <text:list-item>
          <text:list>
            <text:list-item>
              <text:list>
                <text:list-item>
                  <text:h text:style-name="Heading_20_3" text:outline-level="3">Propuesta Económica</text:h>
                </text:list-item>
              </text:list>
            </text:list-item>
          </text:list>
        </text:list-item>
      </text:list>
      <text:p text:style-name="Standard">Costo Inicial del Proyecto: $3,000,000 COP<text:line-break/>Descuento Aplicado: $200,000 COP<text:line-break/>Costo Final del Proyecto: $2,800,000 COP</text:p>
      <text:list xml:id="list108548970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</text:h>
                </text:list-item>
              </text:list>
            </text:list-item>
          </text:list>
        </text:list-item>
      </text:list>
      <text:p text:style-name="P1">Estoy comprometido a ofrecer soluciones de alta calidad y eficiencia. Este software representa un valor agregado significativo para su negocio. Agradezco la confianza depositada y quedo a disposición para cualquier ajuste o consulta adiciona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1pt" fo:language="en" fo:country="US" style:font-name-asian="Arial Unicode MS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3</meta:editing-cycles>
    <meta:creation-date>2013-12-23T23:15:00</meta:creation-date>
    <dc:date>2025-01-08T10:54:30</dc:date>
    <meta:editing-duration>PT54S</meta:editing-duration>
    <meta:generator>OpenOffice/4.1.15$Unix OpenOffice.org_project/4115m2$Build-9813</meta:generator>
    <dc:creator>sennova sennova</dc:creator>
    <meta:document-statistic meta:table-count="0" meta:image-count="0" meta:object-count="0" meta:page-count="2" meta:paragraph-count="18" meta:word-count="254" meta:character-count="182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